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2pt" style:font-size-asian="19.25pt" style:font-size-complex="2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list-style-name="L1">
      <style:paragraph-properties fo:text-align="start" style:justify-single-word="false"/>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end" style:justify-single-word="false"/>
      <style:text-properties fo:font-size="12pt" style:font-size-asian="12pt" style:font-size-complex="12pt"/>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 z Programowania Funkcyjnego</text:p>
      <text:p text:style-name="P1">Silnik Renderowania 3D</text:p>
      <text:p text:style-name="P1">Autor: Maciej Pacut</text:p>
      <text:p text:style-name="P1"/>
      <text:p text:style-name="P2">Motywacją do napisania tego projektu było sprawdzenie, czy funkcyjne renderowanie grafiki może zostać zrealizowane za pomocą mniejszej ilosci kodu niż standardowe silniki napisane imperatywnie. Odpowiedź wydaje się być pozytywna. Kod jest ścisły, czytelny, opisuje co zrobić, nie wdając się w szczegóły, jak to zrobić. Niektóre fragmenty programu implementujące algorytmy wyglądają niemalże jak pseudokod używany do tłumaczenia zasad działania potoku renderowania w ksiązkach tematycznych. W niektórych miejscach byłem zdziwiony elegancją funkcyjnego rozwiązania w porównaniu do wcześniej pisanych przeze mnie wersji imperatywnych.</text:p>
      <text:p text:style-name="P2"/>
      <text:p text:style-name="P2">Funkcje programu:</text:p>
      <text:list text:style-name="L1">
        <text:list-item>
          <text:p text:style-name="P3">czyta pliki modeli wykonanych w Blenderze</text:p>
        </text:list-item>
        <text:list-item>
          <text:p text:style-name="P3">wyświetla je na ekranie</text:p>
        </text:list-item>
        <text:list-item>
          <text:p text:style-name="P3">pozwala je przesuwać i obracać.</text:p>
          <text:p text:style-name="P3"/>
        </text:list-item>
      </text:list>
      <text:p text:style-name="P2">Jako format modelu wybrałem Wavefront OBJ, z powodu jego dużej elastyczności i możliwości wybrania tylko tych własności modelu, które mi są potrzebne. Wyświetlanie modelu wiąże się z wieloma zagadnieniami geometrycznymi, takimi jak oświetlenie na podstawie kąta padania światła, określanie widoczności poszczególnych trójkątów, określanie kolejności odrysowania trójkątów. Transformacje taki jak przesunięcie i obrót wiązały się z przekształceniami współrzędnych za pomocą funkcji trygonometrycznych.</text:p>
      <text:p text:style-name="P2"/>
      <text:p text:style-name="P2">Poza ewidentnym efektem ubocznym, jakim jest wyświetlenie trójkąta na ekranie oraz wczytanie pliku modelu, wszystko zapisane jest w sposób możliwie najbardziej funkcyjny. Brak jakichkolwiek zmiennych typu ref oraz jednokrotne użycie tablic (uzasadnione, w trakcie parsowania modelu) było jednym z celów tego projektu. Transformacje takie jak przesunięcie i obrót zostaly zrealizowane jako wielokrotna aplikacja funkcji model → model. Cały potok jest zapisany funkcyjnie do momentu najgłębszego wywołania funkcji - render_triangle, w której zachodzi efekt uboczny – przeniesienie trójkąta na ekran.</text:p>
      <text:p text:style-name="P2"/>
      <text:p text:style-name="P2">Kompilacja zachodzi po wpisaniu polecenia make. Program uruchamia się w następujący sposób:</text:p>
      <text:p text:style-name="P4"><text:span text:style-name="T1">$</text:span> ./render.e ścieżka/do/pliku/model.obj</text:p>
      <text:p text:style-name="P2">Załączyłem kilka przykładowych modeli wykonanych w Blenderze, jednak z powodu braku moich uzdolnień w tym kierunku są to jedynie proste bryły geometryczne. Po uruchomieniu program prezentuje model oświetlony dwoma światłami: żółtym z dolnego prawego rogu oraz niebieskim z górnego prawego rogu. Model można przesuwać za pomocą klawiszy W/S/A/D, oddalać i zbliżac za pomocą R/F oraz obracać za pomocą Q/E.</text:p>
      <text:p text:style-name="P2"/>
      <text:p text:style-name="P2">Przykładowe testy, jakie może Pan przeprowadzić to przede wszystkim wczytanie innych modeli w formacie OBJ. Jedyną opcją przy eksporcie modelu do tego pliku powinno być Triangulate. Można też eksperymentować z ustawieniem oraz ilością świateł, które są zapisane w formie listy.</text:p>
      <text:p text:style-name="P2"/>
      <text:p text:style-name="P2">Projekt jest niewielki, ale taka była idea – chciałem się przekonać, o ile kod może być mniejszy w porównaniu do wersji imperatywnej. Z tego powodu starałem się jak najwięcej kodu wykorzystywać wielokrotnie oraz pisać mozliwie najogólniejsze funkcje.</text:p>
      <text:p text:style-name="P5">Maciej Pac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oo</meta:initial-creator>
    <meta:creation-date>2009-01-27T13:44:28</meta:creation-date>
    <dc:creator>foo</dc:creator>
    <dc:date>2009-01-27T14:30:27</dc:date>
    <meta:editing-cycles>27</meta:editing-cycles>
    <meta:editing-duration>PT46M0S</meta:editing-duration>
    <meta:user-defined meta:name="Informacja 1"/>
    <meta:user-defined meta:name="Informacja 2"/>
    <meta:user-defined meta:name="Informacja 3"/>
    <meta:user-defined meta:name="Informacja 4"/>
    <meta:document-statistic meta:table-count="0" meta:image-count="0" meta:object-count="0" meta:page-count="1" meta:paragraph-count="16" meta:word-count="404" meta:character-count="2989"/>
  </office:meta>
</office:document-meta>
</file>